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 style:master-page-name="MP0">
      <style:paragraph-properties style:page-number="auto" fo:break-before="page"/>
      <style:text-properties fo:font-size="13pt" style:font-size-asian="13pt" style:font-size-complex="13pt"/>
    </style:style>
    <style:style style:name="T1" style:family="text">
      <style:text-properties fo:color="#ce181e"/>
    </style:style>
    <style:style style:name="T2" style:family="text">
      <style:text-properties officeooo:rsid="000ffc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blockchain behavior : token issue、transact、destroy场景</text:p>
      <text:p text:style-name="P1">issue: individual’s reward, mining;</text:p>
      <text:p text:style-name="P1">transact: exchange for services、virtual assets;</text:p>
      <text:p text:style-name="P1">destroy: contribution to the ecosystem;</text:p>
      <text:p text:style-name="P1"/>
      <text:p text:style-name="P1"/>
      <text:p text:style-name="P1">跑步（基础、线上赛、约定跑）</text:p>
      <text:p text:style-name="Standard">a. issue场景1（<text:span text:style-name="默认段落字体"><text:span text:style-name="T1">mining</text:span></text:span>）：打开Dapp→Run→ 中途播报里程及已获得的token → End running →claim my tokens;</text:p>
      <text:p text:style-name="Standard"><text:s text:c="4"/>issue加成：路跑（+10%）， 女性（+5%），有几率暴击（+100%）；</text:p>
      <text:p text:style-name="Standard"/>
      <text:p text:style-name="Standard">b. issue场景2：报名线上赛 → 显示预计能获得的token数量 → （比赛时间段）完成线上赛 → claim my tokens；</text:p>
      <text:p text:style-name="Standard"><text:s text:c="5"/>issue加成：路跑（+10%），女性（+5%），排名前20%（+10%），前20%-50%（+5%），有几率暴击（+100%）；</text:p>
      <text:p text:style-name="Standard"/>
      <text:p text:style-name="Standard">c. issue场景3：用户A开班约定跑post → 其他用户加入约定跑班（最低人数3）→ 完成跑班任务 → 所有完成任务的用户claim tokens；</text:p>
      <text:p text:style-name="Standard"><text:s text:c="5"/>issue加成：用户A+5%，其他用户+3%，（跑班人数超过30人，且完成任务人数超过25人）用户A+5%，有几率暴击（+100%）</text:p>
      <text:p text:style-name="Standard"/>
      <text:p text:style-name="P1">社区建设</text:p>
      <text:p text:style-name="Standard">a. 跑步记录分享到朋友圈、微信好友→ 奖励tokens至缓冲池→ claim my tokens;</text:p>
      <text:p text:style-name="Standard"><text:s text:c="4"/>issue加成：分享至朋友圈（+25%）</text:p>
      <text:p text:style-name="Standard"/>
      <text:p text:style-name="Standard">b. 任务系统</text:p>
      <text:p text:style-name="Standard"><text:s text:c="4"/>1）、系统任务：完成任务奖励token（比赛、挑战、其他任务）</text:p>
      <text:p text:style-name="Standard"><text:s text:c="4"/>2）、用户任务：用户悬赏任务，获得用户的赏金（考虑虚拟物品的出售，如奖牌、勋章）</text:p>
      <text:p text:style-name="Standard"><text:s text:c="4"/>3）、</text:p>
      <text:p text:style-name="Standard"><text:s text:c="4"/><text:span text:style-name="T2">4）、</text:span></text:p>
      <text:p text:style-name="Standard"/>
      <text:p text:style-name="Standard"/>
      <text:p text:style-name="Standard"/>
      <text:p text:style-name="Standard"/>
      <text:p text:style-name="P2">3. commercial ideas</text:p>
      <text:p text:style-name="Standard">a. 指定一个品牌的装备，token获得加成(+x%);</text:p>
      <text:p text:style-name="Standard">b. 圈内公益、圈外公益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宋体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宋体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正文" style:family="paragraph">
      <style:paragraph-properties fo:text-align="justify" style:justify-single-word="false" fo:orphans="0" fo:widows="0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3-13T10:31:00Z</meta:creation-date>
    <dc:date>2019-03-13T20:47:34.386440877</dc:date>
    <meta:editing-cycles>16</meta:editing-cycles>
    <meta:editing-duration>PT3H21M14S</meta:editing-duration>
    <meta:document-statistic meta:table-count="0" meta:image-count="0" meta:object-count="0" meta:page-count="1" meta:paragraph-count="22" meta:word-count="432" meta:character-count="838" meta:non-whitespace-character-count="753"/>
    <meta:template xlink:type="simple" xlink:actuate="onRequest" xlink:title="" xlink:href="Normal.dotm"/>
  </office:meta>
</office:document-meta>
</file>